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7" style:family="paragraph" style:parent-style-name="Standard">
      <style:paragraph-properties fo:margin-left="0.43cm" fo:margin-right="0cm" fo:text-indent="0cm" style:auto-text-indent="false"/>
    </style:style>
    <style:style style:name="P8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margin-left="0.25cm" fo:margin-right="0cm" fo:text-indent="0cm" style:auto-text-indent="false"/>
    </style:style>
    <style:style style:name="P10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1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3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4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5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6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7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P23" style:family="paragraph" style:parent-style-name="Standard" style:list-style-name="WW8Num3"/>
    <style:style style:name="P24" style:family="paragraph" style:parent-style-name="Standard" style:list-style-name="WW8Num3">
      <style:text-properties officeooo:paragraph-rsid="000d458b"/>
    </style:style>
    <style:style style:name="P25" style:family="paragraph" style:parent-style-name="Standard" style:list-style-name="WW8Num3">
      <style:text-properties officeooo:rsid="000b0cc7" officeooo:paragraph-rsid="000b0cc7"/>
    </style:style>
    <style:style style:name="P26" style:family="paragraph" style:parent-style-name="Standard" style:list-style-name="WW8Num3">
      <style:text-properties officeooo:rsid="000d458b" officeooo:paragraph-rsid="000d458b"/>
    </style:style>
    <style:style style:name="T1" style:family="text">
      <style:text-properties fo:font-size="9pt" style:text-underline-style="solid" style:text-underline-width="auto" style:text-underline-color="font-color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fe14" style:font-weight-asian="bold"/>
    </style:style>
    <style:style style:name="T5" style:family="text">
      <style:text-properties fo:font-weight="bold" officeooo:rsid="00083a3e" style:font-weight-asian="bold"/>
    </style:style>
    <style:style style:name="T6" style:family="text">
      <style:text-properties fo:font-weight="bold" officeooo:rsid="00097dc4" style:font-weight-asian="bold"/>
    </style:style>
    <style:style style:name="T7" style:family="text">
      <style:text-properties fo:font-weight="bold" officeooo:rsid="000d458b" style:font-weight-asian="bold"/>
    </style:style>
    <style:style style:name="T8" style:family="text">
      <style:text-properties officeooo:rsid="0004fe14"/>
    </style:style>
    <style:style style:name="T9" style:family="text">
      <style:text-properties officeooo:rsid="000b0cc7"/>
    </style:style>
    <style:style style:name="T10" style:family="text">
      <style:text-properties officeooo:rsid="000d458b"/>
    </style:style>
    <style:style style:name="T11" style:family="text">
      <style:text-properties officeooo:rsid="000da6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Lannion, le <text:span text:style-name="T10">27/04/2020</text:span></text:p>
            <text:p text:style-name="P6">N°<text:span text:style-name="T10">5</text:span></text:p>
          </table:table-cell>
        </table:table-row>
      </table:table>
      <text:p text:style-name="P7"/>
      <text:p text:style-name="P4"/>
      <text:p text:style-name="P4">COMPTE RENDU de REUNION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"><text:span text:style-name="T3">Objet</text:span> : <text:span text:style-name="T8">Rapport de réunion n°5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6">Lieu : </text:p>
          </table:table-cell>
        </table:table-row>
        <table:table-row table:style-name="Tableau2.1"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17">Date <text:span text:style-name="T3">: </text:span><text:span text:style-name="T7">27</text:span><text:span text:style-name="T4">/0</text:span><text:span text:style-name="T5">4</text:span><text:span text:style-name="T4">/2020</text:span>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7"><text:span text:style-name="T3">Auteur(s)</text:span> <text:span text:style-name="T3">: </text:span><text:span text:style-name="T6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2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Participants :</text:p>
            <text:p text:style-name="P9">présents : <text:span text:style-name="T8">tous les membres</text:span></text:p>
            <text:p text:style-name="P9"/>
            <text:p text:style-name="P9">excusés :</text:p>
            <text:p text:style-name="P9"/>
            <text:p text:style-name="P9">absents :</text:p>
            <text:p text:style-name="P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>Ordre du jour</text:p>
            <text:p text:style-name="P14"/>
            <text:p text:style-name="P15">Synthèse</text:p>
            <text:list xml:id="list352489079" text:style-name="WW8Num3">
              <text:list-item>
                <text:p text:style-name="P26">Fiche de définition déposée et remarques du professeur reçues</text:p>
              </text:list-item>
              <text:list-item>
                <text:p text:style-name="P23"/>
              </text:list-item>
              <text:list-item>
                <text:p text:style-name="P23"><text:s/></text:p>
              </text:list-item>
              <text:list-item>
                <text:p text:style-name="P23"/>
              </text:list-item>
            </text:list>
            <text:p text:style-name="P15">Actions </text:p>
            <text:list xml:id="list92602269861553" text:continue-numbering="true" text:style-name="WW8Num3">
              <text:list-header>
                <text:p text:style-name="P25">Pour <text:span text:style-name="T10">jeudi</text:span> <text:span text:style-name="T10">30</text:span> Avril :</text:p>
              </text:list-header>
              <text:list-item>
                <text:p text:style-name="P23"><text:s/><text:span text:style-name="T10">Ensemble du groupe : faire le diagramme de cas d’utilisation, le diagramme de classe ainsi que la </text:span></text:p>
                <text:p text:style-name="P24"><text:span text:style-name="T10">description textuelle</text:span></text:p>
              </text:list-item>
            </text:list>
            <text:h text:style-name="P22" text:outline-level="2"/>
            <text:p text:style-name="P13"/>
            <text:p text:style-name="P20">Date de la prochaine réunion : <text:s/><text:span text:style-name="T11">04/05/20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7:43:00</meta:creation-date>
    <dc:date>2020-05-04T09:25:44.706000000</dc:date>
    <meta:print-date>2005-09-01T08:34:00</meta:print-date>
    <meta:editing-cycles>10</meta:editing-cycles>
    <meta:editing-duration>PT49M13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5" meta:word-count="94" meta:character-count="540" meta:non-whitespace-character-count="467"/>
  </office:meta>
</office:document-meta>
</file>